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9e5f8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officeooo:paragraph-rsid="0009e5f8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fa756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009e5f8" officeooo:paragraph-rsid="0009e5f8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20b30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99e02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b909f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25d6b1" style:font-name-asian="OzHandicraft BT" style:font-size-asian="16pt" style:font-name-complex="OzHandicraft B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6pt" fo:font-weight="normal" officeooo:paragraph-rsid="002ec822" style:font-name-asian="OLIVEOIL" style:font-size-asian="16pt" style:font-weight-asian="normal" style:font-name-complex="OLIVEOIL" style:font-size-complex="16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8pt" officeooo:rsid="0027d404" officeooo:paragraph-rsid="0027d404" style:font-size-asian="14pt" style:font-size-complex="16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8pt" officeooo:rsid="0027d404" officeooo:paragraph-rsid="002e4e2b" style:font-size-asian="14pt" style:font-size-complex="16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8pt" officeooo:rsid="00299e02" officeooo:paragraph-rsid="00299e02" style:font-size-asian="16pt" style:font-size-complex="16pt"/>
    </style:style>
    <style:style style:name="P2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officeooo:rsid="001d9f72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officeooo:rsid="00299e02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0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1" style:family="text">
      <style:text-properties officeooo:rsid="0009e5f8"/>
    </style:style>
    <style:style style:name="T12" style:family="text">
      <style:text-properties officeooo:rsid="000a95e5"/>
    </style:style>
    <style:style style:name="T13" style:family="text">
      <style:text-properties officeooo:rsid="000c1333"/>
    </style:style>
    <style:style style:name="T14" style:family="text">
      <style:text-properties officeooo:rsid="000fa756"/>
    </style:style>
    <style:style style:name="T15" style:family="text">
      <style:text-properties officeooo:rsid="001d9f72"/>
    </style:style>
    <style:style style:name="T16" style:family="text">
      <style:text-properties officeooo:rsid="00209afa"/>
    </style:style>
    <style:style style:name="T17" style:family="text">
      <style:text-properties officeooo:rsid="00220b30"/>
    </style:style>
    <style:style style:name="T18" style:family="text">
      <style:text-properties officeooo:rsid="002265ff"/>
    </style:style>
    <style:style style:name="T19" style:family="text">
      <style:text-properties officeooo:rsid="0025d6b1"/>
    </style:style>
    <style:style style:name="T20" style:family="text">
      <style:text-properties officeooo:rsid="00299e02"/>
    </style:style>
    <style:style style:name="T21" style:family="text">
      <style:text-properties fo:font-size="18pt" officeooo:rsid="0027d404" style:font-size-asian="14pt" style:font-size-complex="16pt"/>
    </style:style>
    <style:style style:name="T22" style:family="text">
      <style:text-properties fo:font-size="18pt" officeooo:rsid="002e4e2b" style:font-size-asian="14pt" style:font-size-complex="16pt"/>
    </style:style>
    <style:style style:name="T23" style:family="text">
      <style:text-properties fo:font-size="14pt"/>
    </style:style>
    <style:style style:name="T24" style:family="text">
      <style:text-properties officeooo:rsid="002b909f"/>
    </style:style>
    <style:style style:name="T25" style:family="text">
      <style:text-properties officeooo:rsid="002cda0b"/>
    </style:style>
    <style:style style:name="T26" style:family="text">
      <style:text-properties officeooo:rsid="002e4e2b"/>
    </style:style>
    <style:style style:name="T27" style:family="text">
      <style:text-properties officeooo:rsid="002ec822"/>
    </style:style>
    <style:style style:name="T28" style:family="text">
      <style:text-properties officeooo:rsid="002fd015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4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5">BoG <text:s/>IPA</text:span> <text:s text:c="63"/></text:p>
      <text:p text:style-name="P3"><text:span text:style-name="T4">Brew Date: <text:s text:c="3"/></text:span><text:span text:style-name="T6">Apr 28’18</text:span></text:p>
      <text:p text:style-name="P3"><text:span text:style-name="T4">Batch Size:</text:span><text:span text:style-name="T10"> 10 gal</text:span><text:span text:style-name="T4"><text:tab/><text:tab/><text:tab/></text:span></text:p>
      <text:p text:style-name="P1"><text:span text:style-name="T4">Target OG/◦P: <text:s text:c="2"/></text:span><text:span text:style-name="T5">1.065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8" svg:x1="1.543cm" svg:y1="0.624cm" svg:x2="1.622cm" svg:y2="6.577cm"><text:p/></draw:line><draw:line text:anchor-type="paragraph" draw:z-index="5" draw:style-name="gr2" draw:text-style-name="P28" svg:x1="3.29cm" svg:y1="0.462cm" svg:x2="3.369cm" svg:y2="6.415cm"><text:p/></draw:line><text:span text:style-name="T8">Amnt lb/kg <text:s/>Ingredient <text:s text:c="12"/></text:span><text:span text:style-name="T4"><text:s text:c="2"/></text:span></text:p>
      <text:p text:style-name="P10"><text:span text:style-name="T19">8.26</text:span> <text:s text:c="5"/># <text:s text:c="5"/>pale</text:p>
      <text:p text:style-name="P10">10 <text:s text:c="8"/># <text:s text:c="5"/>ESB</text:p>
      <text:p text:style-name="P7"><text:s/><text:span text:style-name="T19">2 <text:s text:c="10"/># <text:s text:c="4"/>wheat</text:span></text:p>
      <text:p text:style-name="P23"><text:span text:style-name="T19">4.5 <text:s text:c="9"/># <text:s text:c="3"/>Munich</text:span></text:p>
      <text:p text:style-name="P23"><text:span text:style-name="T19">0.5 <text:s text:c="7"/># <text:s text:c="5"/>Aromatic</text:span></text:p>
      <text:p text:style-name="P23"><text:span text:style-name="T19">.5 <text:s text:c="9"/># <text:s text:c="5"/>crystal 120L </text:span></text:p>
      <text:p text:style-name="P9"><draw:custom-shape text:anchor-type="paragraph" draw:z-index="2" draw:style-name="gr1" draw:text-style-name="P28" svg:width="0.583cm" svg:height="0.53cm" svg:x="16.36cm" svg:y="0.2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0.5 <text:s text:c="6"/># <text:s text:c="5"/>crystal 20<text:span text:style-name="T19">L</text:span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5"><draw:line text:anchor-type="paragraph" draw:z-index="4" draw:style-name="gr2" draw:text-style-name="P28" svg:x1="1.623cm" svg:y1="0.626cm" svg:x2="1.702cm" svg:y2="0.6cm"><text:p/></draw:line> <text:s text:c="4"/>Irish Moss</text:p>
      <text:p text:style-name="P16"><text:s text:c="14"/>Yeast <text:span text:style-name="T19">safale o4</text:span></text:p>
      <text:p text:style-name="P7"/>
      <text:p text:style-name="P7"><draw:line text:anchor-type="paragraph" draw:z-index="7" draw:style-name="gr2" draw:text-style-name="P28" svg:x1="7.497cm" svg:y1="0.564cm" svg:x2="7.576cm" svg:y2="4.004cm"><text:p/></draw:line>Qt <text:s/>oz/g <text:s text:c="2"/>Hop/Seasoning <text:s text:c="13"/><text:span text:style-name="T11">time</text:span></text:p>
      <text:p text:style-name="P8"><draw:line text:anchor-type="paragraph" draw:z-index="6" draw:style-name="gr2" draw:text-style-name="P28" svg:x1="2.549cm" svg:y1="0.012cm" svg:x2="2.628cm" svg:y2="3.452cm"><text:p/></draw:line> <text:s/><text:span text:style-name="T19">85g <text:s text:c="9"/>Summit <text:s text:c="5"/></text:span><text:s text:c="14"/><text:span text:style-name="T11">60 min/actual(90)</text:span></text:p>
      <text:p text:style-name="P13"><text:s text:c="5"/><text:span text:style-name="T21">57g <text:s text:c="13"/></text:span><text:span text:style-name="T22">Challenger</text:span><text:span text:style-name="T21"> <text:s text:c="15"/>30 min <text:s text:c="7"/></text:span><text:span text:style-name="T23"><text:s/></text:span></text:p>
      <text:p text:style-name="P26">57g <text:s text:c="17"/><text:span text:style-name="T26">Challenger</text:span> <text:s text:c="14"/>10 min</text:p>
      <text:p text:style-name="P25"><text:span text:style-name="T20">18</text:span>g <text:s text:c="17"/>Balm of Gilead <text:s text:c="7"/>10 min</text:p>
      <text:p text:style-name="P27">46g <text:s text:c="17"/>BoG <text:s text:c="26"/>secondary</text:p>
      <text:p text:style-name="P2"><text:span text:style-name="T7">192g <text:s text:c="10"/>Falconer’s Flight <text:s text:c="6"/>secondary</text:span><text:span text:style-name="T4"> <text:s text:c="806"/></text:span><text:span text:style-name="T9">Stage <text:s text:c="13"/>Date <text:s text:c="17"/></text:span></text:p>
      <text:p text:style-name="P11">Primary: </text:p>
      <text:p text:style-name="P11">Racked:<text:tab/><text:tab/><text:tab/><text:tab/><text:tab/><text:tab/></text:p>
      <text:p text:style-name="P11">Racked:</text:p>
      <text:p text:style-name="P11">Bottled:<text:tab/><text:tab/><text:tab/><text:tab/><text:tab/><text:tab/></text:p>
      <text:p text:style-name="P11">Kegged: <text:s text:c="5"/></text:p>
      <text:p text:style-name="P11">Re-Kegged:</text:p>
      <text:p text:style-name="P1"><text:span text:style-name="T9">Purged:</text:span><text:span text:style-name="T3"><text:tab/><text:tab/><text:tab/><text:tab/><text:tab/><text:tab/>Charged:</text:span></text:p>
      <text:p text:style-name="P11"><text:soft-page-break/></text:p>
      <text:p text:style-name="P11"/>
      <text:p text:style-name="P11"><draw:frame draw:style-name="fr3" draw:name="Object2" text:anchor-type="paragraph" svg:x="9.216cm" svg:y="0.362cm" svg:width="11.363cm" svg:height="8.084cm" draw:z-index="8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1"/>
      <text:p text:style-name="P11">Start Time: <text:span text:style-name="T16">7am</text:span></text:p>
      <text:p text:style-name="P11">Fill mash tun:<text:tab/><text:span text:style-name="T12">Sat</text:span></text:p>
      <text:p text:style-name="P12">Fill sparge kettle: <text:span text:style-name="T12">Sat</text:span><text:tab/></text:p>
      <text:p text:style-name="P12">Fire burners: <text:span text:style-name="T16">7</text:span>am</text:p>
      <text:p text:style-name="P11">Heat Mash Tun : Target Temp: <text:span text:style-name="T16">61</text:span> <text:s text:c="4"/></text:p>
      <text:p text:style-name="P11">Heat Sparge Kettle: Target Temp: <text:span text:style-name="T16">71</text:span></text:p>
      <text:p text:style-name="P11"/>
      <text:p text:style-name="P11">Target Temp (Mash): <text:span text:style-name="T16">61</text:span></text:p>
      <text:p text:style-name="P11">Grind grain: <text:s text:c="3"/><text:span text:style-name="T16">7:30</text:span></text:p>
      <text:p text:style-name="P11">sparge temp:<text:span text:style-name="T17">70</text:span></text:p>
      <text:p text:style-name="P11">Strike Temp: <text:span text:style-name="T17">66</text:span></text:p>
      <text:p text:style-name="P11">pump temp: <text:span text:style-name="T17">66</text:span></text:p>
      <text:p text:style-name="P11">Mash in: <text:span text:style-name="T17">8:30</text:span></text:p>
      <text:p text:style-name="P11">Temp: <text:s/><text:span text:style-name="T17">60.1</text:span></text:p>
      <text:p text:style-name="P11">Mash: Duration: <text:s/><text:span text:style-name="T13">90</text:span> <text:span text:style-name="T14">min</text:span> <text:s text:c="4"/></text:p>
      <text:p text:style-name="P11">Start: <text:s text:c="2"/><text:span text:style-name="T17">8:30</text:span> <text:s text:c="4"/>Finish: <text:span text:style-name="T17">10am</text:span></text:p>
      <text:p text:style-name="P11">Heat (to deactivate enzymes)<text:tab/><text:tab/></text:p>
      <text:p text:style-name="P11">Target Temp: <text:span text:style-name="T16">75.5</text:span> <text:s text:c="2"/>Start: <text:s/><text:span text:style-name="T17">10am</text:span> <text:s text:c="3"/></text:p>
      <text:p text:style-name="P19">Finish: <text:s text:c="2"/><text:span text:style-name="T18">10:30 ish</text:span></text:p>
      <text:p text:style-name="P19"><text:span text:style-name="T17">H</text:span>eat Sparge H20 (Target175◦) <text:s text:c="7"/></text:p>
      <text:p text:style-name="P11">Sparge: Start: <text:span text:style-name="T18">10:30</text:span> <text:s/></text:p>
      <text:p text:style-name="P11">Finish: <text:span text:style-name="T20">11:20ish</text:span></text:p>
      <text:p text:style-name="P11">Wort collected: <text:span text:style-name="T20">full kettle</text:span> <text:s text:c="2"/></text:p>
      <text:p text:style-name="P11">Boil : Burner On:? <text:s/></text:p>
      <text:p text:style-name="P21">Rolling Boil: <text:s text:c="3"/><text:span text:style-name="T24">11:55 <text:s text:c="3"/>Duration: 90 min <text:s/>Start: 12:05 <text:s text:c="7"/>Finish: 1:35</text:span></text:p>
      <text:p text:style-name="P20">Hops In:<text:span text:style-name="T25">12:35</text:span> <text:s text:c="11"/>Hops In: <text:s/><text:span text:style-name="T25">1:05</text:span> <text:s text:c="10"/>Hops In: <text:span text:style-name="T25">1:25</text:span> <text:s text:c="3"/><text:span text:style-name="T20">Whirflock in:1:25</text:span></text:p>
      <text:p text:style-name="P11">Burner Off: <text:span text:style-name="T25">1:35</text:span></text:p>
      <text:p text:style-name="P11">Rest 15 min <text:s text:c="7"/></text:p>
      <text:p text:style-name="P11">Pump and chill: <text:s text:c="4"/></text:p>
      <text:p text:style-name="P11">Start: <text:s/><text:span text:style-name="T25">1:50</text:span> <text:s text:c="3"/>Finish: <text:s text:c="5"/></text:p>
      <text:p text:style-name="P11">OG : <text:s text:c="2"/><text:span text:style-name="T28">1.060</text:span></text:p>
      <text:p text:style-name="P11">Yeast: <text:span text:style-name="T28">Safale 04</text:span> </text:p>
      <text:p text:style-name="P11">Irish Moss</text:p>
      <text:p text:style-name="P5"/>
      <text:p text:style-name="P5"/>
      <text:p text:style-name="P5"/>
      <text:p text:style-name="P24">Notes: <text:span text:style-name="T27">false bottom loose poor circulation of mash</text:span></text:p>
      <text:p text:style-name="P24"><text:span text:style-name="T27">filter plugged right away when chilling wort/ had to pump 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29T14:40:44.044824291</dc:date>
    <meta:editing-duration>PT4H34M18S</meta:editing-duration>
    <meta:editing-cycles>21</meta:editing-cycles>
    <meta:document-statistic meta:table-count="0" meta:image-count="0" meta:object-count="3" meta:page-count="2" meta:paragraph-count="66" meta:word-count="238" meta:character-count="2754" meta:non-whitespace-character-count="11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62cm" svg:height="8.083cm" xlink:href="." xlink:type="simple" chart:class="chart:line" chart:style-name="ch1">
        <chart:title svg:x="3.799cm" svg:y="0.297cm" chart:style-name="ch2">
          <text:p>BoG IPA Apr 28'18</text:p>
        </chart:title>
        <chart:legend chart:legend-position="end" svg:x="8.695cm" svg:y="3.244cm" style:legend-expansion="high" chart:style-name="ch3"/>
        <chart:plot-area chart:style-name="ch4" chart:data-source-has-labels="both" svg:x="0.731cm" svg:y="0.46cm" svg:width="9.393cm" svg:height="7.64cm">
          <chartooo:coordinate-region svg:x="1.565cm" svg:y="0.659cm" svg:width="8.559cm" svg:height="6.219cm"/>
          <chart:axis chart:dimension="x" chart:name="primary-x" chart:style-name="ch5" chartooo:axis-type="auto">
            <chartooo:date-scale/>
            <chart:title svg:x="5.065cm" svg:y="7.523cm" chart:style-name="ch6">
              <text:p>time</text:p>
            </chart:title>
            <chart:categories table:cell-range-address="local-table.$A$2:.$A$19"/>
            <chart:grid chart:style-name="ch7" chart:class="major"/>
          </chart:axis>
          <chart:axis chart:dimension="y" chart:name="primary-y" chart:style-name="ch8">
            <chart:title svg:x="0cm" svg:y="5.21cm" chart:style-name="ch9">
              <text:p>temperature</text:p>
            </chart:title>
            <chart:grid chart:style-name="ch7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0.1">
                <text:p>60.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6">
                <text:p>70.6</text:p>
              </table:table-cell>
              <table:table-cell office:value-type="float" office:value="61.6">
                <text:p>61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3">
                <text:p>70.3</text:p>
              </table:table-cell>
              <table:table-cell office:value-type="float" office:value="59.2">
                <text:p>59.2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4">
                <text:p>68.4</text:p>
              </table:table-cell>
              <table:table-cell office:value-type="float" office:value="60.9">
                <text:p>60.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8">
                <text:p>66.8</text:p>
              </table:table-cell>
              <table:table-cell office:value-type="float" office:value="61.6">
                <text:p>61.6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7">
                <text:p>65.7</text:p>
              </table:table-cell>
              <table:table-cell office:value-type="float" office:value="60.2">
                <text:p>60.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4">
                <text:p>64.4</text:p>
              </table:table-cell>
              <table:table-cell office:value-type="float" office:value="59.2">
                <text:p>59.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.3">
                <text:p>65.3</text:p>
              </table:table-cell>
              <table:table-cell office:value-type="float" office:value="58.7">
                <text:p>58.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6">
                <text:p>67.6</text:p>
              </table:table-cell>
              <table:table-cell office:value-type="float" office:value="59.8">
                <text:p>59.8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.2">
                <text:p>69.2</text:p>
              </table:table-cell>
              <table:table-cell office:value-type="float" office:value="60.9">
                <text:p>60.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.9">
                <text:p>73.9</text:p>
              </table:table-cell>
              <table:table-cell office:value-type="float" office:value="62.7">
                <text:p>62.7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1">
                <text:p>80.1</text:p>
              </table:table-cell>
              <table:table-cell office:value-type="float" office:value="66.8">
                <text:p>66.8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